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2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Time Elapsed (4 Threads, in Seconds)</text:p>
          </table:table-cell>
          <table:table-cell office:value-type="string" calcext:value-type="string">
            <text:p>Time Elapsed (1 Thread, in Second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0.00669" calcext:value-type="float">
            <text:p>0.006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243" calcext:value-type="float">
            <text:p>0.00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252" calcext:value-type="float">
            <text:p>0.00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274" calcext:value-type="float">
            <text:p>0.00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1235" calcext:value-type="float">
            <text:p>0.01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02" calcext:value-type="float">
            <text:p>0.002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213" calcext:value-type="float">
            <text:p>0.00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22" calcext:value-type="float">
            <text:p>0.0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11:16.446006004</meta:creation-date>
    <dc:date>2025-03-05T15:19:52.871681653</dc:date>
    <meta:editing-duration>PT8M37S</meta:editing-duration>
    <meta:editing-cycles>1</meta:editing-cycles>
    <meta:document-statistic meta:table-count="1" meta:cell-count="33" meta:object-count="0"/>
    <meta:generator>LibreOffice/24.2.7.2$Linux_X86_64 LibreOffice_project/420$Build-2</meta:generator>
  </office:meta>
</office:document-meta>
</file>